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4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style:font-name="Times New Roman"/>
    </style:style>
    <style:style style:name="T1" style:family="text">
      <style:text-properties officeooo:rsid="001ee663"/>
    </style:style>
    <style:style style:name="T2" style:family="text">
      <style:text-properties style:font-name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Название проекта: "The Lost Ghost"</text:h>
      <text:h text:style-name="P1" text:outline-level="4">Автор: <text:span text:style-name="T1">Юн Роберт Андреевич</text:span></text:h>
      <text:h text:style-name="P1" text:outline-level="4">Описание проекта:</text:h>
      <text:p text:style-name="P7">"The Lost Ghost" — это 2D-игра, разработанная на языке Python с использованием библиотеки Pygame. Игра представляет собой лабиринт, в котором игрок управляет призраком, чтобы найти выход, избегая врагов и собирая зелья, которые временно усиливают его способности. Проект включает несколько уровней с различными тематиками (пустыня, океан, ад), каждый из которых имеет уникальные текстуры и карты.</text:p>
      <text:h text:style-name="P1" text:outline-level="4">Основные особенности:</text:h>
      <text:list text:style-name="L1">
        <text:list-item>
          <text:p text:style-name="P3"><text:span text:style-name="Strong_20_Emphasis"><text:span text:style-name="T2">Многоуровневая система</text:span></text:span><text:span text:style-name="T2">: Игра включает несколько уровней, которые открываются по мере прохождения.</text:span></text:p>
        </text:list-item>
        <text:list-item>
          <text:p text:style-name="P3"><text:span text:style-name="Strong_20_Emphasis"><text:span text:style-name="T2">Анимации и текстуры</text:span></text:span><text:span text:style-name="T2">: Использованы анимации для персонажа и врагов, а также уникальные текстуры для каждого уровня.</text:span></text:p>
        </text:list-item>
        <text:list-item>
          <text:p text:style-name="P3"><text:span text:style-name="Strong_20_Emphasis"><text:span text:style-name="T2">Механика ярости</text:span></text:span><text:span text:style-name="T2">: Сбор зелий временно усиливает игрока, позволяя ему уничтожать врагов.</text:span></text:p>
        </text:list-item>
        <text:list-item>
          <text:p text:style-name="P3"><text:span text:style-name="Strong_20_Emphasis"><text:span text:style-name="T2">Камера, следующая за игроком</text:span></text:span><text:span text:style-name="T2">: Камера автоматически перемещается, чтобы игрок всегда оставался в центре экрана.</text:span></text:p>
        </text:list-item>
        <text:list-item>
          <text:p text:style-name="P3"><text:span text:style-name="Strong_20_Emphasis"><text:span text:style-name="T2">Система сохранения прогресса</text:span></text:span><text:span text:style-name="T2">: Прогресс игрока сохраняется в файл, что позволяет продолжить игру с последнего пройденного уровня.</text:span></text:p>
        </text:list-item>
      </text:list>
      <text:h text:style-name="P1" text:outline-level="4">Технологии:</text:h>
      <text:list text:style-name="L2">
        <text:list-item>
          <text:p text:style-name="P4"><text:span text:style-name="Strong_20_Emphasis"><text:span text:style-name="T2">Python</text:span></text:span><text:span text:style-name="T2">: Основной язык программирования.</text:span></text:p>
        </text:list-item>
        <text:list-item>
          <text:p text:style-name="P4"><text:span text:style-name="Strong_20_Emphasis"><text:span text:style-name="T2">Pygame</text:span></text:span><text:span text:style-name="T2">: Библиотека для создания игр и мультимедийных приложений.</text:span></text:p>
        </text:list-item>
        <text:list-item>
          <text:p text:style-name="P4"><text:span text:style-name="Strong_20_Emphasis"><text:span text:style-name="T2">ООП (Объектно-ориентированное программирование)</text:span></text:span><text:span text:style-name="T2">: Проект построен на классах, что делает код структурированным и легко расширяемым.</text:span></text:p>
        </text:list-item>
        <text:list-item>
          <text:p text:style-name="P4"><text:span text:style-name="Strong_20_Emphasis"><text:span text:style-name="T2">Файловая система</text:span></text:span><text:span text:style-name="T2">: Для хранения карт уровней и прогресса игрока используются текстовые файлы.</text:span></text:p>
        </text:list-item>
      </text:list>
      <text:h text:style-name="P1" text:outline-level="4">Структура проекта:</text:h>
      <text:list text:style-name="L3">
        <text:list-item>
          <text:p text:style-name="P5"><text:span text:style-name="Strong_20_Emphasis"><text:span text:style-name="T2">Класс </text:span></text:span><text:span text:style-name="Strong_20_Emphasis"><text:span text:style-name="Source_20_Text"><text:span text:style-name="T2">MainScreen</text:span></text:span></text:span><text:span text:style-name="T2">: Отвечает за главное меню игры, отображение доступных уровней и обработку кликов.</text:span></text:p>
        </text:list-item>
        <text:list-item>
          <text:p text:style-name="P5"><text:span text:style-name="Strong_20_Emphasis"><text:span text:style-name="T2">Класс </text:span></text:span><text:span text:style-name="Strong_20_Emphasis"><text:span text:style-name="Source_20_Text"><text:span text:style-name="T2">Player</text:span></text:span></text:span><text:span text:style-name="T2">: Управляет движением и анимацией игрока, а также обработкой столкновений.</text:span></text:p>
        </text:list-item>
        <text:list-item>
          <text:p text:style-name="P5"><text:span text:style-name="Strong_20_Emphasis"><text:span text:style-name="T2">Класс </text:span></text:span><text:span text:style-name="Strong_20_Emphasis"><text:span text:style-name="Source_20_Text"><text:span text:style-name="T2">Enemy</text:span></text:span></text:span><text:span text:style-name="T2">: Управляет поведением врагов, их движением и анимацией.</text:span></text:p>
        </text:list-item>
        <text:list-item>
          <text:p text:style-name="P5"><text:span text:style-name="Strong_20_Emphasis"><text:span text:style-name="T2">Класс </text:span></text:span><text:span text:style-name="Strong_20_Emphasis"><text:span text:style-name="Source_20_Text"><text:span text:style-name="T2">Potion</text:span></text:span></text:span><text:span text:style-name="T2">: Отвечает за зелья, которые игрок может собирать для активации состояния ярости.</text:span></text:p>
        </text:list-item>
        <text:list-item>
          <text:p text:style-name="P5"><text:span text:style-name="Strong_20_Emphasis"><text:span text:style-name="T2">Класс </text:span></text:span><text:span text:style-name="Strong_20_Emphasis"><text:span text:style-name="Source_20_Text"><text:span text:style-name="T2">Camera</text:span></text:span></text:span><text:span text:style-name="T2">: Реализует камеру, которая следует за игроком.</text:span></text:p>
        </text:list-item>
        <text:list-item>
          <text:p text:style-name="P5"><text:soft-page-break/><text:span text:style-name="Strong_20_Emphasis"><text:span text:style-name="T2">Класс </text:span></text:span><text:span text:style-name="Strong_20_Emphasis"><text:span text:style-name="Source_20_Text"><text:span text:style-name="T2">ShowLevel</text:span></text:span></text:span><text:span text:style-name="T2">: Управляет отображением уровня, обработкой событий и логикой завершения уровня.</text:span></text:p>
        </text:list-item>
        <text:list-item>
          <text:p text:style-name="P5"><text:span text:style-name="Strong_20_Emphasis"><text:span text:style-name="T2">Класс </text:span></text:span><text:span text:style-name="Strong_20_Emphasis"><text:span text:style-name="Source_20_Text"><text:span text:style-name="T2">Game</text:span></text:span></text:span><text:span text:style-name="T2">: Основной класс, который управляет запуском игры, переключением между экранами и обработкой событий.</text:span></text:p>
        </text:list-item>
      </text:list>
      <text:h text:style-name="P1" text:outline-level="4">Возможности для доработки:</text:h>
      <text:list text:style-name="L4">
        <text:list-item>
          <text:p text:style-name="P6"><text:span text:style-name="Strong_20_Emphasis"><text:span text:style-name="T2">Добавление новых уровней</text:span></text:span><text:span text:style-name="T2">: Можно расширить игру, добавив новые уровни с уникальными механиками и текстурами.</text:span></text:p>
        </text:list-item>
        <text:list-item>
          <text:p text:style-name="P6"><text:span text:style-name="Strong_20_Emphasis"><text:span text:style-name="T2">Улучшение графики</text:span></text:span><text:span text:style-name="T2">: Добавление более детализированных анимаций и эффектов.</text:span></text:p>
        </text:list-item>
        <text:list-item>
          <text:p text:style-name="P6"><text:span text:style-name="Strong_20_Emphasis"><text:span text:style-name="T2">Мультиплеер</text:span></text:span><text:span text:style-name="T2">: Введение режима для нескольких игроков.</text:span></text:p>
        </text:list-item>
        <text:list-item>
          <text:p text:style-name="P6"><text:span text:style-name="Strong_20_Emphasis"><text:span text:style-name="T2">Улучшение ИИ врагов</text:span></text:span><text:span text:style-name="T2">: Добавление более сложного поведения для врагов.</text:span></text:p>
        </text:list-item>
        <text:list-item>
          <text:p text:style-name="P6"><text:span text:style-name="Strong_20_Emphasis"><text:span text:style-name="T2">Мобильная версия</text:span></text:span><text:span text:style-name="T2">: Портирование игры на мобильные платформы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1:50:24.154000000</meta:creation-date>
    <dc:date>2025-02-19T11:58:39.743000000</dc:date>
    <meta:editing-duration>PT8M16S</meta:editing-duration>
    <meta:editing-cycles>1</meta:editing-cycles>
    <meta:document-statistic meta:table-count="0" meta:image-count="0" meta:object-count="0" meta:page-count="2" meta:paragraph-count="29" meta:word-count="322" meta:character-count="2408" meta:non-whitespace-character-count="2135"/>
    <meta:generator>LibreOffice/24.2.3.2$Windows_X86_64 LibreOffice_project/433d9c2ded56988e8a90e6b2e771ee4e6a5ab2ba</meta:generator>
  </office:meta>
</office:document-meta>
</file>